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88CFF1E6E54552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1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Versões">
      <style:text-properties fo:font-weight="bold" style:font-weight-asian="bold"/>
    </style:style>
    <style:style style:name="P8" style:family="paragraph" style:parent-style-name="Versões">
      <style:text-properties officeooo:rsid="0014aea4" officeooo:paragraph-rsid="0014aea4"/>
    </style:style>
    <style:style style:name="P9" style:family="paragraph" style:parent-style-name="Versões">
      <style:text-properties officeooo:rsid="0013486b" officeooo:paragraph-rsid="001c76a8"/>
    </style:style>
    <style:style style:name="P10" style:family="paragraph" style:parent-style-name="Versões">
      <style:text-properties officeooo:rsid="0014c92c" officeooo:paragraph-rsid="00191026"/>
    </style:style>
    <style:style style:name="P11" style:family="paragraph" style:parent-style-name="Versões">
      <style:text-properties officeooo:rsid="001edf27" officeooo:paragraph-rsid="001edf27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font-size="14pt" officeooo:rsid="00155b64" officeooo:paragraph-rsid="00155b64" style:font-size-asian="14pt" style:font-size-complex="14pt"/>
    </style:style>
    <style:style style:name="P15" style:family="paragraph" style:parent-style-name="Standard">
      <style:text-properties officeooo:rsid="0012f74f" officeooo:paragraph-rsid="00191026"/>
    </style:style>
    <style:style style:name="P16" style:family="paragraph" style:parent-style-name="Standard">
      <style:text-properties officeooo:paragraph-rsid="00191026"/>
    </style:style>
    <style:style style:name="P17" style:family="paragraph" style:parent-style-name="Standard">
      <style:text-properties officeooo:rsid="001ad614" officeooo:paragraph-rsid="001ad614"/>
    </style:style>
    <style:style style:name="P18" style:family="paragraph" style:parent-style-name="Standard">
      <style:text-properties style:font-name="Arial1" fo:font-size="12pt" style:font-size-asian="12pt" style:font-size-complex="12pt"/>
    </style:style>
    <style:style style:name="P19" style:family="paragraph" style:parent-style-name="Text_20_body" style:list-style-name="WWNum1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92a9" style:text-blinking="false" style:font-size-asian="12pt" style:font-style-asian="normal" style:font-weight-asian="normal" style:font-size-complex="12pt"/>
    </style:style>
    <style:style style:name="P20" style:family="paragraph" style:parent-style-name="Text_20_body" style:list-style-name="WWNum1">
      <style:paragraph-properties fo:margin-top="0cm" fo:margin-bottom="0cm" loext:contextual-spacing="false" fo:line-height="120%" fo:text-align="start" style:justify-single-word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92a9" style:text-blinking="fals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1" style:list-style-name="WWNum1"/>
    <style:style style:name="P22" style:family="paragraph" style:parent-style-name="Heading_20_1" style:list-style-name="WWNum1">
      <style:text-properties style:font-name="Arial1" fo:font-size="12pt" style:font-size-asian="12pt" style:font-size-complex="12pt"/>
    </style:style>
    <style:style style:name="P23" style:family="paragraph" style:parent-style-name="Comments">
      <style:text-properties officeooo:paragraph-rsid="0020636f"/>
    </style:style>
    <style:style style:name="P24" style:family="paragraph" style:parent-style-name="Comments">
      <style:text-properties style:font-name="Arial1" fo:font-size="12pt" style:font-size-asian="12pt" style:font-size-complex="12pt"/>
    </style:style>
    <style:style style:name="P25" style:family="paragraph" style:parent-style-name="Comments">
      <style:paragraph-properties fo:margin-top="0cm" fo:margin-bottom="0cm" loext:contextual-spacing="false" fo:line-height="100%" fo:text-align="start" style:justify-single-word="false" fo:orphans="2" fo:widows="2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12pt" fo:language="pt" fo:country="BR" officeooo:rsid="001af463" officeooo:paragraph-rsid="001af463" style:font-name-asian="Times1" style:font-size-asian="12pt" style:language-asian="pt" style:country-asian="BR" style:font-name-complex="Times New Roman1" style:font-size-complex="12pt"/>
    </style:style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2f74f"/>
    </style:style>
    <style:style style:name="T5" style:family="text">
      <style:text-properties officeooo:rsid="0020636f"/>
    </style:style>
    <style:style style:name="T6" style:family="text">
      <style:text-properties officeooo:rsid="0021c66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7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Autor</text:p>
          </table:table-cell>
          <table:table-cell table:style-name="Tabela1.A1" office:value-type="string">
            <text:p text:style-name="P7">Notas da Revisão</text:p>
          </table:table-cell>
        </table:table-row>
        <table:table-row table:style-name="Tabela1.3">
          <table:table-cell table:style-name="Tabela1.A3" office:value-type="string">
            <text:p text:style-name="P8">1</text:p>
          </table:table-cell>
          <table:table-cell table:style-name="Tabela1.B3" office:value-type="string">
            <text:p text:style-name="P8">31/08/2016</text:p>
          </table:table-cell>
          <table:table-cell table:style-name="Tabela1.C3" office:value-type="string">
            <text:p text:style-name="P8">Humberto Gonçalves</text:p>
          </table:table-cell>
          <table:table-cell table:style-name="Tabela1.D3" office:value-type="string">
            <text:p text:style-name="P10">Comecei o preenchimento do plano de gerenciamento do projeto. <text:span text:style-name="T4">Foi descrito a Organização do Projeto e <text:s/>Matriz de Responsabilidade, além de começar a descrever os objetivos do documento.</text:span></text:p>
          </table:table-cell>
        </table:table-row>
        <table:table-row table:style-name="Tabela1.3">
          <table:table-cell table:style-name="Tabela1.A4" office:value-type="string">
            <text:p text:style-name="P11">2</text:p>
          </table:table-cell>
          <table:table-cell table:style-name="Tabela1.B4" office:value-type="string">
            <text:p text:style-name="P11">17/10/2016</text:p>
          </table:table-cell>
          <table:table-cell table:style-name="Tabela1.C4" office:value-type="string">
            <text:p text:style-name="P11">Humberto Gonçalves</text:p>
          </table:table-cell>
          <table:table-cell table:style-name="Tabela1.D4" office:value-type="string">
            <text:p text:style-name="P11">Defini a linha base do projeto.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3421517406507318457" text:style-name="WWNum1">
        <text:list-item>
          <text:h text:style-name="P22" text:outline-level="1"><text:bookmark-start text:name="_Toc427092159"/>Objetivos deste documento<text:bookmark-end text:name="_Toc427092159"/></text:h>
        </text:list-item>
      </text:list>
      <text:p text:style-name="P18"/>
      <text:p text:style-name="P25">Objetivo de desenvolver o Sistema de Clube de Sócios.</text:p>
      <text:p text:style-name="P18"/>
      <text:p text:style-name="P18"/>
      <text:list xml:id="list145928398336138" text:continue-numbering="true" text:style-name="WWNum1">
        <text:list-item>
          <text:h text:style-name="P22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list xml:id="list145929068427167" text:continue-numbering="true" text:style-name="WWNum1">
        <text:list-item>
          <text:h text:style-name="P22" text:outline-level="1"><text:bookmark-start text:name="_Toc427092161"/>Organização do Projeto e Matriz de Responsabilidade<text:bookmark-end text:name="_Toc427092161"/></text:h>
        </text:list-item>
      </text:list>
      <text:p text:style-name="P24"/>
      <text:p text:style-name="P24"/>
      <text:p text:style-name="P15"><text:tab/>O projeto tem 4 membros, onde entre eles há o diretor, analista, programador e o testador.</text:p>
      <text:p text:style-name="P16"><text:soft-page-break/><text:tab/><text:span text:style-name="T4">O gerente tem a responsabilidade de gerenciar o projeto e comunicar-se com o cliente.</text:span></text:p>
      <text:p text:style-name="P16"><text:tab/><text:span text:style-name="T4">O analista deve estudar os requisitos do projeto e estruturar como será desenvolvido o sistema.</text:span></text:p>
      <text:p text:style-name="P16"><text:tab/><text:span text:style-name="T4">O programador tem a responsabilidade pela criação do sistema, baseado nos requisitos levantados.</text:span></text:p>
      <text:p text:style-name="P16"><text:tab/><text:span text:style-name="T4">O testador tem a responsabilidade de testar o sistema e conferir se o mesmo está cobrindo todos os requisitos solicidado.</text:span></text:p>
      <text:list xml:id="list145928003554976" text:continue-numbering="true" text:style-name="WWNum1">
        <text:list-item>
          <text:h text:style-name="P21" text:outline-level="1"><text:bookmark-start text:name="_Toc427092162"/>Cronograma de Execução e Orçamento do Projeto<text:bookmark-end text:name="_Toc427092162"/></text:h>
          <text:list>
            <text:list-header>
              <text:p text:style-name="P19"/>
            </text:list-header>
            <text:list-item>
              <text:p text:style-name="P19">subentrega 1 - Documentacao e Requisitos. <text:span text:style-name="T6">28</text:span>/10. </text:p>
            </text:list-item>
            <text:list-item>
              <text:p text:style-name="P19">subentrega 2 - Banco de dados. <text:span text:style-name="T6">07</text:span>/10.</text:p>
            </text:list-item>
            <text:list-item>
              <text:p text:style-name="P19">subentrega 3 - Interface. <text:span text:style-name="T6">19</text:span>/11.</text:p>
            </text:list-item>
            <text:list-item>
              <text:p text:style-name="P19">subentrega 4 - Back-end. <text:span text:style-name="T6">03</text:span>/11.</text:p>
            </text:list-item>
            <text:list-item>
              <text:p text:style-name="P20">subentrega 5 – <text:span text:style-name="T6">Testes – 07/11.</text:span> </text:p>
            </text:list-item>
          </text:list>
        </text:list-item>
      </text:list>
      <text:p text:style-name="Standard"/>
      <text:list xml:id="list145929098485335" text:continue-numbering="true" text:style-name="WWNum1">
        <text:list-item>
          <text:h text:style-name="P21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P23"><text:span text:style-name="T5">O projeto será medido pela avaliação dos prazos do projeto.</text:span></text:p>
      <text:list xml:id="list145928774955603" text:continue-numbering="true" text:style-name="WWNum1">
        <text:list-item>
          <text:h text:style-name="P21" text:outline-level="1"><text:bookmark-start text:name="_Toc427092165"/>Gestão da Comunicação<text:bookmark-end text:name="_Toc427092165"/></text:h>
        </text:list-item>
      </text:list>
      <text:p text:style-name="P14">A comunicação e o controle de versionamento e tarefas serão realizado através do Github.</text:p>
      <text:p text:style-name="Standard"/>
      <text:p text:style-name="Standard"/>
      <text:list xml:id="list145927195613027" text:continue-numbering="true" text:style-name="WWNum1">
        <text:list-item>
          <text:h text:style-name="P21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3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13">Participante</text:p>
          </table:table-cell>
          <table:table-cell table:style-name="Tabela5.A1" office:value-type="string">
            <text:p text:style-name="P13">Assinatura</text:p>
          </table:table-cell>
          <table:table-cell table:style-name="Tabela5.A1" office:value-type="string">
            <text:p text:style-name="P13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P17">Reginaldo Ré</text:p>
          </table:table-cell>
          <table:table-cell table:style-name="Tabela5.C3" office:value-type="string">
            <text:p text:style-name="P9">31/08/16</text:p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P17">Humberto Gonlçaves</text:p>
          </table:table-cell>
          <table:table-cell table:style-name="Tabela5.C4" office:value-type="string">
            <text:p text:style-name="P9">31/08/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font-size="12pt" fo:language="pt" fo:country="BR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13f62e" officeooo:paragraph-rsid="0013f62e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1"><draw:image xlink:href="Pictures/10000000000001A6000000B988CFF1E6E54552B0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Sistema de Clube de Sócios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2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1</text:page-number></text:span><text:span text:style-name="MT1"> de </text:span><text:span text:style-name="MT1"><text:page-count>2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64</meta:editing-cycles>
    <meta:creation-date>2011-07-14T01:57:00</meta:creation-date>
    <dc:date>2016-11-01T14:59:26.939680561</dc:date>
    <meta:editing-duration>PT22H44M12S</meta:editing-duration>
    <meta:generator>LibreOffice/5.1.6.2.0$Linux_X86_64 LibreOffice_project/10$Build-2</meta:generator>
    <meta:document-statistic meta:table-count="4" meta:image-count="1" meta:object-count="0" meta:page-count="2" meta:paragraph-count="60" meta:word-count="338" meta:character-count="2035" meta:non-whitespace-character-count="1756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